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68.784484199967" calcext:value-type="float">
            <text:p>668.784484199967</text:p>
          </table:table-cell>
          <table:table-cell/>
        </table:table-row>
        <table:table-row table:style-name="ro1">
          <table:table-cell office:value-type="float" office:value="668.011596681318" calcext:value-type="float">
            <text:p>668.011596681318</text:p>
          </table:table-cell>
          <table:table-cell/>
        </table:table-row>
        <table:table-row table:style-name="ro1">
          <table:table-cell office:value-type="float" office:value="676.658659539195" calcext:value-type="float">
            <text:p>676.658659539195</text:p>
          </table:table-cell>
          <table:table-cell/>
        </table:table-row>
        <table:table-row table:style-name="ro1">
          <table:table-cell office:value-type="float" office:value="669.044003024079" calcext:value-type="float">
            <text:p>669.044003024079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67.244945619537" calcext:value-type="float">
            <text:p>667.244945619537</text:p>
          </table:table-cell>
          <table:table-cell/>
        </table:table-row>
        <table:table-row table:style-name="ro1">
          <table:table-cell office:value-type="float" office:value="677.277345072807" calcext:value-type="float">
            <text:p>677.277345072807</text:p>
          </table:table-cell>
          <table:table-cell/>
        </table:table-row>
        <table:table-row table:style-name="ro1">
          <table:table-cell office:value-type="float" office:value="665.965183340215" calcext:value-type="float">
            <text:p>665.965183340215</text:p>
          </table:table-cell>
          <table:table-cell/>
        </table:table-row>
        <table:table-row table:style-name="ro1">
          <table:table-cell office:value-type="float" office:value="668.136567114318" calcext:value-type="float">
            <text:p>668.136567114318</text:p>
          </table:table-cell>
          <table:table-cell/>
        </table:table-row>
        <table:table-row table:style-name="ro1">
          <table:table-cell office:value-type="float" office:value="677.249823915046" calcext:value-type="float">
            <text:p>677.249823915046</text:p>
          </table:table-cell>
          <table:table-cell/>
        </table:table-row>
        <table:table-row table:style-name="ro1">
          <table:table-cell office:value-type="float" office:value="667.623593817806" calcext:value-type="float">
            <text:p>667.623593817806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formula="of:=AVERAGE([.A1:.A20])" office:value-type="float" office:value="670.599620232429" calcext:value-type="float">
            <text:p>670.5996202324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36:47.163866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6-01T06:38:01.314830792</dc:date>
    <dc:creator>Davide Ancona</dc:creator>
    <meta:editing-duration>PT9M39S</meta:editing-duration>
    <meta:editing-cycles>4</meta:editing-cycles>
    <meta:generator>LibreOffice/5.3.4.2$Linux_X86_64 LibreOffice_project/30$Build-2</meta:generator>
    <meta:document-statistic meta:table-count="1" meta:cell-count="12" meta:object-count="0"/>
  </office:meta>
</office:document-meta>
</file>